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3972in" style:rel-column-width="60522*"/>
    </style:style>
    <style:style style:name="Table1.B" style:family="table-column">
      <style:table-column-properties style:column-width="0.5299in" style:rel-column-width="501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8257in" fo:margin-left="0in" fo:margin-right="0.0993in" table:align="margins"/>
    </style:style>
    <style:style style:name="Table2.A" style:family="table-column">
      <style:table-column-properties style:column-width="1.1389in" style:rel-column-width="10934*"/>
    </style:style>
    <style:style style:name="Table2.B" style:family="table-column">
      <style:table-column-properties style:column-width="0.2583in" style:rel-column-width="2480*"/>
    </style:style>
    <style:style style:name="Table2.C" style:family="table-column">
      <style:table-column-properties style:column-width="0.4167in" style:rel-column-width="4000*"/>
    </style:style>
    <style:style style:name="Table2.D" style:family="table-column">
      <style:table-column-properties style:column-width="5.0118in" style:rel-column-width="48121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C6" style:family="table-cell" style:data-style-name="N0">
      <style:table-cell-properties fo:background-color="transparent" fo:padding="0.0382in" fo:border="none">
        <style:background-image/>
      </style:table-cell-properties>
    </style:style>
    <style:style style:name="Table2.8" style:family="table-row">
      <style:table-row-properties style:min-row-height="0.4653in"/>
    </style:style>
    <style:style style:name="Table2.9" style:family="table-row">
      <style:table-row-properties style:min-row-height="0.2694in"/>
    </style:style>
    <style:style style:name="Table4" style:family="table">
      <style:table-properties style:width="4.9361in" table:align="margins"/>
    </style:style>
    <style:style style:name="Table4.A" style:family="table-column">
      <style:table-column-properties style:column-width="0.7229in" style:rel-column-width="9597*"/>
    </style:style>
    <style:style style:name="Table4.B" style:family="table-column">
      <style:table-column-properties style:column-width="1.4951in" style:rel-column-width="19850*"/>
    </style:style>
    <style:style style:name="Table4.C" style:family="table-column">
      <style:table-column-properties style:column-width="2.7181in" style:rel-column-width="36088*"/>
    </style:style>
    <style:style style:name="Table4.1" style:family="table-row">
      <style:table-row-properties style:min-row-height="0.2326in"/>
    </style:style>
    <style:style style:name="Table4.2" style:family="table-row">
      <style:table-row-properties style:min-row-height="0.241in"/>
    </style:style>
    <style:style style:name="Table4.3" style:family="table-row">
      <style:table-row-properties style:min-row-height="0.2493in"/>
    </style:style>
    <style:style style:name="Table4.4" style:family="table-row">
      <style:table-row-properties style:min-row-height="0.2451in"/>
    </style:style>
    <style:style style:name="Table4.6" style:family="table-row">
      <style:table-row-properties style:min-row-height="0.2243in"/>
    </style:style>
    <style:style style:name="Table4.8" style:family="table-row">
      <style:table-row-properties style:min-row-height="0.2285in"/>
    </style:style>
    <style:style style:name="Table5" style:family="table">
      <style:table-properties style:width="5.3528in" table:align="margins"/>
    </style:style>
    <style:style style:name="Table5.A" style:family="table-column">
      <style:table-column-properties style:column-width="0.2715in" style:rel-column-width="3324*"/>
    </style:style>
    <style:style style:name="Table5.B" style:family="table-column">
      <style:table-column-properties style:column-width="1.15in" style:rel-column-width="14079*"/>
    </style:style>
    <style:style style:name="Table5.C" style:family="table-column">
      <style:table-column-properties style:column-width="0.2576in" style:rel-column-width="3154*"/>
    </style:style>
    <style:style style:name="Table5.D" style:family="table-column">
      <style:table-column-properties style:column-width="3.6736in" style:rel-column-width="44978*"/>
    </style:style>
    <style:style style:name="Table5.A1" style:family="table-cell">
      <style:table-cell-properties fo:padding="0.0382in" fo:border="none"/>
    </style:style>
    <style:style style:name="Table5.D1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2.8306in" style:rel-column-width="26779*"/>
    </style:style>
    <style:style style:name="Table3.B" style:family="table-column">
      <style:table-column-properties style:column-width="4.0965in" style:rel-column-width="38756*"/>
    </style:style>
    <style:style style:name="Table3.A1" style:family="table-cell">
      <style:table-cell-properties style:vertical-align="middle"/>
    </style:style>
    <style:style style:name="Table6" style:family="table">
      <style:table-properties style:width="4.0972in" table:align="margins"/>
    </style:style>
    <style:style style:name="Table6.A" style:family="table-column">
      <style:table-column-properties style:column-width="1.3653in" style:rel-column-width="21840*"/>
    </style:style>
    <style:style style:name="Table6.B" style:family="table-column">
      <style:table-column-properties style:column-width="0.1521in" style:rel-column-width="2432*"/>
    </style:style>
    <style:style style:name="Table6.C" style:family="table-column">
      <style:table-column-properties style:column-width="2.5799in" style:rel-column-width="41263*"/>
    </style:style>
    <style:style style:name="Table6.A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paragraph-properties fo:line-height="115%"/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>
        <style:tab-stops>
          <style:tab-stop style:position="1.8752in"/>
        </style:tab-stops>
      </style:paragraph-properties>
      <style:text-properties style:font-name="Times New Roman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{Kejaksaan}</text:p>
          </table:table-cell>
          <table:table-cell table:style-name="Table1.A1" office:value-type="string">
            <text:p text:style-name="P7">P-16A</text:p>
          </table:table-cell>
        </table:table-row>
      </table:table>
      <text:p text:style-name="P14">SURAT PERINT AH</text:p>
      <text:p text:style-name="P14">PENUNJUKAN JAKSA PENUNTUT UMUM</text:p>
      <text:p text:style-name="P14">UNTUK PENYELESAIAN PERKARA TINDAK PIDANA</text:p>
      <text:p text:style-name="P15"><text:span text:style-name="T3">NOMOR: PRINT-</text:span><text:span text:style-name="T1">{no_surat}</text:span></text:p>
      <text:p text:style-name="P17"/>
      <text:p text:style-name="P17">{kejaksaan}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sar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p text:style-name="P11">1.</text:p>
          </table:table-cell>
          <table:table-cell table:style-name="Table2.A1" office:value-type="string">
            <text:p text:style-name="P3">Undang-undang Republik Indonesia Nomor 8 Tahun 1981 tentang Kitab Undang-Undang Hukum Acara Pidana (KUHAP) <text:s/>pasal 8 (3), a. pasal 14 a. b. i, pasal 109, pasal <text:s/>110 dan pasal 138 KUHAP.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2.</text:p>
          </table:table-cell>
          <table:table-cell table:style-name="Table2.A1" office:value-type="string">
            <text:p text:style-name="P2">Undang-Undang Republik Indonesia Nomor 5 tahun 1991 tentang Kejaksaan Republik Indonesia.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3.</text:p>
          </table:table-cell>
          <table:table-cell table:style-name="Table2.A1" office:value-type="string">
            <text:p text:style-name="P2">Berkas perkara tahap II atas nama tersangka: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>[!-- BEGIN tersangkaDetail --]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office:value-type="string">
                  <text:p text:style-name="P6">{urutan}</text:p>
                </table:table-cell>
                <table:table-cell office:value-type="string">
                  <text:p text:style-name="P5">Nama Lengkap</text:p>
                </table:table-cell>
                <table:table-cell office:value-type="string">
                  <text:p text:style-name="P5">{nama_lengkap}</text:p>
                </table:table-cell>
              </table:table-row>
              <table:table-row table:style-name="Table4.2">
                <table:table-cell office:value-type="string">
                  <text:p text:style-name="Standard"/>
                </table:table-cell>
                <table:table-cell office:value-type="string">
                  <text:p text:style-name="P5">Tempat Lahir</text:p>
                </table:table-cell>
                <table:table-cell office:value-type="string">
                  <text:p text:style-name="P5">{tempat_lahir}</text:p>
                </table:table-cell>
              </table:table-row>
              <table:table-row table:style-name="Table4.3">
                <table:table-cell office:value-type="string">
                  <text:p text:style-name="Standard"/>
                </table:table-cell>
                <table:table-cell office:value-type="string">
                  <text:p text:style-name="P5">Umur/tanggal lahir</text:p>
                </table:table-cell>
                <table:table-cell office:value-type="string">
                  <text:p text:style-name="P5">{tgl_lahir}</text:p>
                </table:table-cell>
              </table:table-row>
              <table:table-row table:style-name="Table4.4">
                <table:table-cell office:value-type="string">
                  <text:p text:style-name="Standard"/>
                </table:table-cell>
                <table:table-cell office:value-type="string">
                  <text:p text:style-name="P5">Jenis Kelamin</text:p>
                </table:table-cell>
                <table:table-cell office:value-type="string">
                  <text:p text:style-name="P5">{jns_kelamin}</text:p>
                </table:table-cell>
              </table:table-row>
              <table:table-row table:style-name="Table4.2">
                <table:table-cell office:value-type="string">
                  <text:p text:style-name="Standard"/>
                </table:table-cell>
                <table:table-cell office:value-type="string">
                  <text:p text:style-name="P5">Kebangsaan atau</text:p>
                  <text:p text:style-name="P5">Kewarganegaraan</text:p>
                </table:table-cell>
                <table:table-cell office:value-type="string">
                  <text:p text:style-name="P5">{warganegara}</text:p>
                </table:table-cell>
              </table:table-row>
              <table:table-row table:style-name="Table4.6">
                <table:table-cell office:value-type="string">
                  <text:p text:style-name="Standard"/>
                </table:table-cell>
                <table:table-cell office:value-type="string">
                  <text:p text:style-name="P5">Tempat Tinggal</text:p>
                </table:table-cell>
                <table:table-cell office:value-type="string">
                  <text:p text:style-name="P5">{tmpt_tinggal}</text:p>
                </table:table-cell>
              </table:table-row>
              <table:table-row table:style-name="Table4.1">
                <table:table-cell office:value-type="string">
                  <text:p text:style-name="Standard"/>
                </table:table-cell>
                <table:table-cell office:value-type="string">
                  <text:p text:style-name="P5">Agama</text:p>
                </table:table-cell>
                <table:table-cell office:value-type="string">
                  <text:p text:style-name="P5">{agama}</text:p>
                </table:table-cell>
              </table:table-row>
              <table:table-row table:style-name="Table4.8">
                <table:table-cell office:value-type="string">
                  <text:p text:style-name="Standard"/>
                </table:table-cell>
                <table:table-cell office:value-type="string">
                  <text:p text:style-name="P5">Pekerjaan</text:p>
                </table:table-cell>
                <table:table-cell office:value-type="string">
                  <text:p text:style-name="P5">{pekerjaan}</text:p>
                </table:table-cell>
              </table:table-row>
              <table:table-row table:style-name="Table4.6">
                <table:table-cell office:value-type="string">
                  <text:p text:style-name="Standard"/>
                </table:table-cell>
                <table:table-cell office:value-type="string">
                  <text:p text:style-name="P5">Pendidikan</text:p>
                </table:table-cell>
                <table:table-cell office:value-type="string">
                  <text:p text:style-name="P5">{pendidikan}</text:p>
                </table:table-cell>
              </table:table-row>
              <table:table-row table:style-name="Table4.1">
                <table:table-cell office:value-type="string">
                  <text:p text:style-name="Standard"/>
                </table:table-cell>
                <table:table-cell office:value-type="string">
                  <text:p text:style-name="P5">Lain-lain</text:p>
                </table:table-cell>
                <table:table-cell office:value-type="string">
                  <text:p text:style-name="P5">{lain_lain}</text:p>
                </table:table-cell>
              </table:table-row>
            </table:table>
            <text:p text:style-name="P5">[!-- END tersangkaDetail --]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diduga melakukan tindak pidana sebagaimana diatur pada pasal {pasalSpdp} dari Penyidik {penyidik}.</text:p>
          </table:table-cell>
        </table:table-row>
        <table:table-row>
          <table:table-cell table:style-name="Table2.A1" office:value-type="string">
            <text:p text:style-name="P2">Pertimbangan</text:p>
          </table:table-cell>
          <table:table-cell table:style-name="Table2.A1" office:value-type="string">
            <text:p text:style-name="P2">:</text:p>
          </table:table-cell>
          <table:table-cell table:style-name="Table2.C6" office:value-type="float" office:value="1">
            <text:p text:style-name="P2">1</text:p>
          </table:table-cell>
          <table:table-cell table:style-name="Table2.A1" office:value-type="string">
            <text:p text:style-name="P3">Bahwa dengan diterimanya berkas perkara, tersangka dan barang bukti, dipandang perlu untuk menugaskan seorang/beberapa orang Jaksa Penuntut Umum untuk melakukan penuntutan/penyelesaian perkara tindak pidana tersebut sesuai dengan peraturan perundang-undangan dan ketentuan administrasi perkara tindak pidana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2">
            <text:p text:style-name="P2">2</text:p>
          </table:table-cell>
          <table:table-cell table:style-name="Table2.A1" office:value-type="string">
            <text:p text:style-name="P3">Bahwa sebagai pelaksanaannya perlu dikeluarkan surat perintah Kepala Kejaksaan Negeri/Kepala Cabang kejaksaan Negeri.</text:p>
          </table:table-cell>
        </table:table-row>
        <table:table-row table:style-name="Table2.8">
          <table:table-cell table:style-name="Table2.A1" table:number-columns-spanned="4" office:value-type="string">
            <text:p text:style-name="P8"/>
            <text:p text:style-name="P8">MEMERINTAHKAN :</text:p>
            <text:p text:style-name="P8"/>
          </table:table-cell>
          <table:covered-table-cell/>
          <table:covered-table-cell/>
          <table:covered-table-cell/>
        </table:table-row>
        <table:table-row table:style-name="Table2.9">
          <table:table-cell table:style-name="Table2.A1" office:value-type="string">
            <text:p text:style-name="Standard">Kepada</text:p>
          </table:table-cell>
          <table:table-cell table:style-name="Table2.A1" office:value-type="string">
            <text:p text:style-name="Standard">:</text:p>
          </table:table-cell>
          <table:table-cell table:style-name="Table2.A1" table:number-columns-spanned="2" office:value-type="string">
            <text:p text:style-name="Standard">[!-- BEGIN jaksi --]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18">{urutan}. <text:s/></text:p>
                </table:table-cell>
                <table:table-cell table:style-name="Table5.A1" office:value-type="string">
                  <text:p text:style-name="P18">Nama </text:p>
                </table:table-cell>
                <table:table-cell table:style-name="Table5.A1" office:value-type="string">
                  <text:p text:style-name="Standard">:</text:p>
                </table:table-cell>
                <table:table-cell table:style-name="Table5.D1" office:value-type="string">
                  <text:p text:style-name="P18">{nama_pegawai}</text:p>
                </table:table-cell>
              </table:table-row>
              <table:table-row>
                <table:table-cell table:style-name="Table5.A1" office:value-type="string">
                  <text:p text:style-name="Standard"><text:soft-page-break/><text:s text:c="5"/></text:p>
                </table:table-cell>
                <table:table-cell table:style-name="Table5.A1" office:value-type="string">
                  <text:p text:style-name="Standard">Pangkat / NIP</text:p>
                </table:table-cell>
                <table:table-cell table:style-name="Table5.A1" office:value-type="string">
                  <text:p text:style-name="Standard">:</text:p>
                </table:table-cell>
                <table:table-cell table:style-name="Table5.A1" office:value-type="string">
                  <text:p text:style-name="Standard">{pangkat_pegawai}/{nip_pegawai}</text:p>
                </table:table-cell>
              </table:table-row>
              <table:table-row>
                <table:table-cell table:style-name="Table5.A1" office:value-type="string">
                  <text:p text:style-name="Standard"><text:s text:c="5"/></text:p>
                </table:table-cell>
                <table:table-cell table:style-name="Table5.A1" office:value-type="string">
                  <text:p text:style-name="Standard">Jabatan</text:p>
                </table:table-cell>
                <table:table-cell table:style-name="Table5.A1" office:value-type="string">
                  <text:p text:style-name="Standard">:</text:p>
                </table:table-cell>
                <table:table-cell table:style-name="Table5.A1" office:value-type="string">
                  <text:p text:style-name="Standard">{jabatan_pegawai}</text:p>
                </table:table-cell>
              </table:table-row>
            </table:table>
            <text:p text:style-name="Standard">[!-- END jaksi --]</text:p>
          </table:table-cell>
          <table:covered-table-cell/>
        </table:table-row>
        <table:table-row>
          <table:table-cell table:style-name="Table2.A1" office:value-type="string">
            <text:p text:style-name="P2">Untuk</text:p>
          </table:table-cell>
          <table:table-cell table:style-name="Table2.A1" office:value-type="string">
            <text:p text:style-name="P2">:</text:p>
          </table:table-cell>
          <table:table-cell table:style-name="Table2.C6" office:value-type="float" office:value="1">
            <text:p text:style-name="P2">1</text:p>
          </table:table-cell>
          <table:table-cell table:style-name="Table2.A1" office:value-type="string">
            <text:p text:style-name="P16">Melaksanakan penahanan/pengalihan jenis penahanan/penangguhan penahanan/pengeluaran dari <text:s/>tahanan / pencabutan penangguhan penahanan dan meneliti benda sitaan/barang bukti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2">
            <text:p text:style-name="P2">2</text:p>
          </table:table-cell>
          <table:table-cell table:style-name="Table2.A1" office:value-type="string">
            <text:p text:style-name="P3">Melakukan pemeriksaan tambahan terhadap perkara-perkara tertentu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3">
            <text:p text:style-name="P2">3</text:p>
          </table:table-cell>
          <table:table-cell table:style-name="Table2.A1" office:value-type="string">
            <text:p text:style-name="P3">Melaksanakan penghentian penuntutan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4">
            <text:p text:style-name="P2">4</text:p>
          </table:table-cell>
          <table:table-cell table:style-name="Table2.A1" office:value-type="string">
            <text:p text:style-name="P3">Melakukan <text:s/>penuntutan <text:s/>perkara <text:s/>ke pengadilan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5">
            <text:p text:style-name="P2">5</text:p>
          </table:table-cell>
          <table:table-cell table:style-name="Table2.A1" office:value-type="string">
            <text:p text:style-name="P3">Melaksanakan <text:s text:c="2"/>penetapan <text:s text:c="2"/>Hakim/Ketua <text:s text:c="2"/>Pengadilan <text:s/>Negeri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6">
            <text:p text:style-name="P2">6</text:p>
          </table:table-cell>
          <table:table-cell table:style-name="Table2.A1" office:value-type="string">
            <text:p text:style-name="P3">Melakukan perlawanan terhadap penetapan Hakim/Ketua Pengadilan <text:s/>Negeri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7">
            <text:p text:style-name="P2">7</text:p>
          </table:table-cell>
          <table:table-cell table:style-name="Table2.A1" office:value-type="string">
            <text:p text:style-name="P3">Melakukan upaya hukum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8">
            <text:p text:style-name="P2">8</text:p>
          </table:table-cell>
          <table:table-cell table:style-name="Table2.A1" office:value-type="string">
            <text:p text:style-name="P3">Memberi pertimbangan atas permohonan grasi terpidana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9">
            <text:p text:style-name="P2">9</text:p>
          </table:table-cell>
          <table:table-cell table:style-name="Table2.A1" office:value-type="string">
            <text:p text:style-name="P3">Memberikan jawaban/tangkisan atas permohonan peninjauan kembali putusan pengadilan yang sudah memperoleh kekuatan hukum tetap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10">
            <text:p text:style-name="P2">10</text:p>
          </table:table-cell>
          <table:table-cell table:style-name="Table2.A1" office:value-type="string">
            <text:p text:style-name="P3">Menandatangani berita acara pemeriksaan PK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11">
            <text:p text:style-name="P2">11</text:p>
          </table:table-cell>
          <table:table-cell table:style-name="Table2.A1" office:value-type="string">
            <text:p text:style-name="P3">Melaporkan setiap pelaksaoaan tindakan hukum berdasarkan perintahpenugasan <text:s text:c="4"/>ini deogan berita acara kepada pejabat pengendali penanganan perkara pidana yang bersangkutan.</text:p>
          </table:table-cell>
        </table:table-row>
      </table:table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/>
          </table:table-cell>
          <table:table-cell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13">Dikeluarkan di </text:p>
                </table:table-cell>
                <table:table-cell table:style-name="Table6.A1" office:value-type="string">
                  <text:p text:style-name="P13">:</text:p>
                </table:table-cell>
                <table:table-cell table:style-name="Table6.A1" office:value-type="string">
                  <text:p text:style-name="P12">{di}</text:p>
                </table:table-cell>
              </table:table-row>
              <table:table-row>
                <table:table-cell table:style-name="Table6.A1" office:value-type="string">
                  <text:p text:style-name="P13">Pada Tanggal</text:p>
                </table:table-cell>
                <table:table-cell table:style-name="Table6.A1" office:value-type="string">
                  <text:p text:style-name="P13">:</text:p>
                </table:table-cell>
                <table:table-cell table:style-name="Table6.A1" office:value-type="string">
                  <text:p text:style-name="P12">{tgl_dikeluarkan}</text:p>
                </table:table-cell>
              </table:table-row>
            </table:table>
            <text:p text:style-name="P9"/>
            <text:p text:style-name="P8">{kejaksaan}</text:p>
            <text:p text:style-name="P8">Selaku Penuntut Umum</text:p>
            <text:p text:style-name="P8"/>
            <text:p text:style-name="P8"/>
            <text:p text:style-name="P8"/>
            <text:p text:style-name="P8"/>
            <text:p text:style-name="P8"/>
            <text:p text:style-name="P10">{nama_penandatangan}</text:p>
            <text:p text:style-name="P8">{pangkat_penandatangan} Nip.{nip_penandatangan}</text:p>
          </table:table-cell>
        </table:table-row>
      </table:table>
      <text:p text:style-name="P1"/>
      <text:p text:style-name="P1">Tembusan </text:p>
      <text:p text:style-name="P1">[!-- BEGIN tembusan --] <text:span text:style-name="T4">{urutan_tembusan}. {nama_tembusan}</text:span></text:p>
      <text:p text:style-name="P1">[!-- END tembusan --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5-11-24T14:35:14.75</dc:date>
    <meta:editing-duration>PT12H57M24S</meta:editing-duration>
    <meta:editing-cycles>251</meta:editing-cycles>
    <meta:generator>OpenOffice/4.1.1$Win32 OpenOffice.org_project/411m6$Build-9775</meta:generator>
    <dc:creator>nata sp</dc:creator>
    <meta:document-statistic meta:table-count="6" meta:image-count="0" meta:object-count="0" meta:page-count="2" meta:paragraph-count="100" meta:word-count="329" meta:character-count="2613"/>
  </office:meta>
</office:document-meta>
</file>